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2cm" svg:height="1cm" svg:x="17.4cm" svg:y="1.8cm">
          <text:p text:style-name="P1"><text:span text:style-name="T1">class</text:span></text:p>
          <text:p text:style-name="P1"><text:span text:style-name="T1">ultrason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2cm" svg:height="1cm" svg:x="17.4cm" svg:y="3.7cm">
          <text:p text:style-name="P1"><text:span text:style-name="T1">class</text:span></text:p>
          <text:p text:style-name="P1"><text:span text:style-name="T1">moteur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2cm" svg:height="1cm" svg:x="17.4cm" svg:y="5.6cm">
          <text:p text:style-name="P1"><text:span text:style-name="T1">class</text:span></text:p>
          <text:p text:style-name="P1"><text:span text:style-name="T1">Leds (dels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2cm" svg:height="1.5cm" svg:x="14.5cm" svg:y="3.5cm">
          <draw:glue-point draw:id="4" svg:x="5cm" svg:y="-1.666cm"/>
          <draw:glue-point draw:id="5" svg:x="5cm" svg:y="1.666cm"/>
          <draw:glue-point draw:id="6" svg:x="0cm" svg:y="1.666cm"/>
          <draw:glue-point draw:id="7" svg:x="0cm" svg:y="1.666cm"/>
          <draw:glue-point draw:id="8" svg:x="0cm" svg:y="1.666cm"/>
          <draw:glue-point draw:id="9" svg:x="0cm" svg:y="1.666cm"/>
          <text:p text:style-name="P1"><text:span text:style-name="T1">« objet to </text:span></text:p>
          <text:p text:style-name="P1"><text:span text:style-name="T1">goap »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2cm" svg:height="1.5cm" svg:x="10.5cm" svg:y="3.5cm">
          <draw:glue-point draw:id="4" svg:x="-5cm" svg:y="1.666cm"/>
          <draw:glue-point draw:id="5" svg:x="-5cm" svg:y="-1.666cm"/>
          <text:p text:style-name="P1"><text:span text:style-name="T1">Driver</text:span></text:p>
          <text:p text:style-name="P1"><text:span text:style-name="T1">Usb-séri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2cm" svg:height="1.5cm" svg:x="3cm" svg:y="3.5cm">
          <draw:glue-point draw:id="4" svg:x="-5cm" svg:y="-1.666cm"/>
          <draw:glue-point draw:id="5" svg:x="-5cm" svg:y="1.666cm"/>
          <text:p text:style-name="P1"><text:span text:style-name="T1">« aiguillage 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6" draw:layer="layout" svg:width="2.1cm" svg:height="1.5cm" svg:x="6.7cm" svg:y="3.5cm">
          <draw:glue-point draw:id="4" svg:x="5.004cm" svg:y="-1.666cm"/>
          <draw:glue-point draw:id="5" svg:x="5.004cm" svg:y="1.666cm"/>
          <text:p text:style-name="P1"><text:span text:style-name="T1">Lecture/</text:span></text:p>
          <text:p text:style-name="P1"><text:span text:style-name="T1">écriture</text:span></text:p>
          <text:p text:style-name="P1"><text:span text:style-name="T1">Port usb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7.4cm" svg:y1="2.3cm" svg:x2="16.5cm" svg:y2="4.001cm" draw:start-shape="id1" draw:start-glue-point="3" draw:end-shape="id2" draw:end-glue-point="4" svg:d="m17400 2300-900 1701">
          <text:p/>
        </draw:connector>
        <draw:connector draw:style-name="gr2" draw:text-style-name="P2" draw:layer="layout" draw:type="line" svg:x1="16.5cm" svg:y1="4.25cm" svg:x2="17.4cm" svg:y2="4.2cm" draw:start-shape="id2" draw:start-glue-point="1" draw:end-shape="id3" svg:d="m16500 4250 900-50">
          <text:p/>
        </draw:connector>
        <draw:connector draw:style-name="gr2" draw:text-style-name="P2" draw:layer="layout" draw:type="line" svg:x1="16.5cm" svg:y1="4.499cm" svg:x2="17.4cm" svg:y2="6.1cm" draw:start-shape="id2" draw:start-glue-point="5" draw:end-shape="id4" draw:end-glue-point="3" svg:d="m16500 4499 900 1601">
          <text:p/>
        </draw:connector>
        <draw:connector draw:style-name="gr2" draw:text-style-name="P2" draw:layer="layout" draw:type="line" svg:x1="14.2cm" svg:y1="4.25cm" svg:x2="14.5cm" svg:y2="4.25cm" draw:start-shape="id5" draw:start-glue-point="1" draw:end-shape="id2" draw:end-glue-point="3" svg:d="m14200 4250h300">
          <text:p/>
        </draw:connector>
        <draw:custom-shape draw:style-name="gr1" draw:text-style-name="P1" draw:id="id11" draw:layer="layout" svg:width="1.5cm" svg:height="1cm" svg:x="0.9cm" svg:y="5.2cm">
          <text:p text:style-name="P1"><text:span text:style-name="T1">moteu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2cm" svg:height="0.5cm" svg:x="0.7cm" svg:y="2.8cm">
          <text:p text:style-name="P1"><text:span text:style-name="T1">capteur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8cm" svg:y1="4.001cm" svg:x2="10.5cm" svg:y2="4.001cm" draw:start-shape="id6" draw:start-glue-point="4" draw:end-shape="id7" draw:end-glue-point="5" svg:d="m8800 4001h1700">
          <text:p text:style-name="P1"><text:span text:style-name="T1"/></text:p>
          <text:p text:style-name="P1"><text:span text:style-name="T1">Câble usb</text:span></text:p>
        </draw:connector>
        <draw:connector draw:style-name="gr2" draw:text-style-name="P2" draw:layer="layout" draw:type="line" svg:x1="8.8cm" svg:y1="4.499cm" svg:x2="10.5cm" svg:y2="4.499cm" draw:start-shape="id6" draw:start-glue-point="5" draw:end-shape="id7" draw:end-glue-point="4" svg:d="m8800 4499h1700">
          <text:p/>
        </draw:connector>
        <draw:custom-shape draw:style-name="gr4" draw:text-style-name="P2" draw:layer="layout" svg:width="10cm" svg:height="7.5cm" svg:x="10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735cm" svg:height="0.725cm" svg:x="11.671cm" svg:y="7.963cm">
          <draw:text-box>
            <text:p text:style-name="P3">Coté pandaboard / PC</text:p>
          </draw:text-box>
        </draw:frame>
        <draw:custom-shape draw:style-name="gr4" draw:text-style-name="P2" draw:layer="layout" svg:width="3.5cm" svg:height="6.5cm" svg:x="16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2.669cm" svg:height="0.645cm" svg:x="16.8cm" svg:y="6.918cm">
          <draw:text-box>
            <text:p text:style-name="P4"><text:span text:style-name="T1">Class &lt; user&gt;</text:span></text:p>
          </draw:text-box>
        </draw:frame>
        <draw:custom-shape draw:style-name="gr4" draw:text-style-name="P2" draw:layer="layout" svg:width="8.5cm" svg:height="7.5cm" svg:x="0.5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896cm" svg:height="0.725cm" svg:x="2.5cm" svg:y="8cm">
          <draw:text-box>
            <text:p text:style-name="P3">Coté Arduino/ « slave »</text:p>
          </draw:text-box>
        </draw:frame>
        <draw:frame draw:style-name="gr5" draw:text-style-name="P5" draw:layer="layout" svg:width="2.415cm" svg:height="0.645cm" svg:x="10.182cm" svg:y="5cm">
          <draw:text-box>
            <text:p text:style-name="P4"><text:span text:style-name="T2">(existe déjà)</text:span></text:p>
          </draw:text-box>
        </draw:frame>
        <draw:frame draw:style-name="gr5" draw:text-style-name="P5" draw:layer="layout" svg:width="2.415cm" svg:height="0.645cm" svg:x="6.6cm" svg:y="5cm">
          <draw:text-box>
            <text:p text:style-name="P4"><text:span text:style-name="T2">(existe déjà)</text:span></text:p>
          </draw:text-box>
        </draw:frame>
        <draw:custom-shape draw:style-name="gr1" draw:text-style-name="P1" draw:id="id5" draw:layer="layout" svg:width="1cm" svg:height="1.5cm" svg:x="13.2cm" svg:y="3.5cm">
          <draw:glue-point draw:id="4" svg:x="5cm" svg:y="-1.666cm"/>
          <draw:glue-point draw:id="5" svg:x="5cm" svg:y="1.666cm"/>
          <draw:glue-point draw:id="6" svg:x="0cm" svg:y="1.666cm"/>
          <draw:glue-point draw:id="7" svg:x="0cm" svg:y="1.666cm"/>
          <draw:glue-point draw:id="8" svg:x="0cm" svg:y="1.666cm"/>
          <draw:glue-point draw:id="9" svg:x="0cm" svg:y="1.666cm"/>
          <text:p text:style-name="P1"><text:span text:style-name="T1">Goap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2.5cm" svg:y1="4.25cm" svg:x2="13.2cm" svg:y2="4.25cm" draw:start-shape="id7" draw:start-glue-point="1" draw:end-shape="id5" draw:end-glue-point="3" svg:d="m12500 4250h700">
          <text:p/>
        </draw:connector>
        <draw:custom-shape draw:style-name="gr1" draw:text-style-name="P1" draw:id="id9" draw:layer="layout" svg:width="1cm" svg:height="1.5cm" svg:x="5.4cm" svg:y="3.5cm">
          <text:p text:style-name="P1"><text:span text:style-name="T1">Gaop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cm" svg:y1="4.25cm" svg:x2="5.4cm" svg:y2="4.25cm" draw:start-shape="id8" draw:start-glue-point="1" draw:end-shape="id9" draw:end-glue-point="3" svg:d="m5000 4250h400">
          <text:p/>
        </draw:connector>
        <draw:connector draw:style-name="gr2" draw:text-style-name="P2" draw:layer="layout" draw:type="line" svg:x1="6.4cm" svg:y1="4.25cm" svg:x2="6.7cm" svg:y2="4.25cm" draw:start-shape="id9" draw:start-glue-point="1" draw:end-shape="id6" svg:d="m6400 4250h300">
          <text:p/>
        </draw:connector>
        <draw:custom-shape draw:style-name="gr1" draw:text-style-name="P2" draw:id="id10" draw:layer="layout" svg:width="1cm" svg:height="0.5cm" svg:x="1cm" svg:y="4cm">
          <text:p text:style-name="P2">led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2cm" svg:y1="4.25cm" svg:x2="3cm" svg:y2="4.25cm" draw:start-shape="id10" draw:start-glue-point="1" draw:end-shape="id8" draw:end-glue-point="3" svg:d="m2000 4250h1000">
          <text:p/>
        </draw:connector>
        <draw:connector draw:style-name="gr2" draw:text-style-name="P2" draw:layer="layout" draw:type="line" svg:x1="2.4cm" svg:y1="5.7cm" svg:x2="3cm" svg:y2="4.499cm" draw:start-shape="id11" draw:start-glue-point="1" draw:end-shape="id8" draw:end-glue-point="5" svg:d="m2400 5700 600-1201">
          <text:p/>
        </draw:connector>
        <draw:connector draw:style-name="gr2" draw:text-style-name="P2" draw:layer="layout" draw:type="line" svg:x1="1.7cm" svg:y1="3.3cm" svg:x2="3cm" svg:y2="4.001cm" draw:start-shape="id12" draw:start-glue-point="2" draw:end-shape="id8" draw:end-glue-point="4" svg:d="m1700 3300 1300 701">
          <text:p/>
        </draw:connector>
        <draw:custom-shape draw:style-name="gr4" draw:text-style-name="P2" draw:layer="layout" svg:width="2.5cm" svg:height="5cm" svg:x="0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2.627cm" svg:height="0.645cm" svg:x="1.6cm" svg:y="6.5cm">
          <draw:text-box>
            <text:p text:style-name="P3"><text:span text:style-name="T1">« effecteurs »</text:span></text:p>
          </draw:text-box>
        </draw:frame>
        <draw:frame draw:style-name="gr5" draw:text-style-name="P4" draw:id="id13" draw:layer="layout" svg:width="4.854cm" svg:height="1.039cm" svg:x="3.041cm" svg:y="1.601cm">
          <draw:text-box>
            <text:p text:style-name="P3"><text:span text:style-name="T1">Redirige vers les effecteurs </text:span></text:p>
            <text:p text:style-name="P3"><text:span text:style-name="T1">en fonction de l'ODID</text:span></text:p>
          </draw:text-box>
          <draw:glue-point draw:id="4" svg:x="-3.024cm" svg:y="5.014cm"/>
        </draw:frame>
        <draw:connector draw:style-name="gr6" draw:text-style-name="P2" draw:layer="layout" draw:type="line" svg:x1="4.001cm" svg:y1="2.64cm" svg:x2="4cm" svg:y2="3.5cm" draw:start-shape="id13" draw:start-glue-point="4" draw:end-shape="id8" draw:end-glue-point="0" svg:d="m4001 2640-1 860">
          <text:p/>
        </draw:connector>
        <draw:frame draw:style-name="gr5" draw:text-style-name="P4" draw:id="id14" draw:layer="layout" svg:width="4.388cm" svg:height="1.433cm" svg:x="11.912cm" svg:y="1.367cm">
          <draw:text-box>
            <text:p text:style-name="P3"><text:span text:style-name="T1">Met à jour les objets et</text:span></text:p>
            <text:p text:style-name="P3"><text:span text:style-name="T1"><text:s/></text:span><text:span text:style-name="T1">transmet leurs requêtes.</text:span></text:p>
            <text:p text:style-name="P3"><text:span text:style-name="T1">Doit être générique.</text:span></text:p>
          </draw:text-box>
          <draw:glue-point draw:id="4" svg:x="2.721cm" svg:y="5.003cm"/>
        </draw:frame>
        <draw:connector draw:style-name="gr6" draw:text-style-name="P2" draw:layer="layout" draw:type="line" svg:x1="15.299cm" svg:y1="2.799cm" svg:x2="15.5cm" svg:y2="3.5cm" draw:start-shape="id14" draw:start-glue-point="4" draw:end-shape="id2" draw:end-glue-point="0" svg:d="m15299 2799 20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émy MALMARTEL</meta:initial-creator>
    <meta:creation-date>2012-01-07T20:14:52</meta:creation-date>
    <dc:date>2012-01-07T20:51:04</dc:date>
    <dc:creator>Rémy MALMARTEL</dc:creator>
    <meta:editing-duration>PT00H05M50S</meta:editing-duration>
    <meta:editing-cycles>3</meta:editing-cycles>
    <meta:generator>OpenOffice.org/3.2$Linux OpenOffice.org_project/320m12$Build-9483</meta:generator>
    <meta:document-statistic meta:object-count="38"/>
  </office:meta>
</office:document-meta>
</file>